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ce5"/>
        <table:table-column table:style-name="co1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Arkusz1.J26" table:end-x="0.4118in" table:end-y="0.072in" draw:z-index="0" draw:style-name="gr1" svg:width="4.6417in" svg:height="4.3059in" svg:x="0.2154in" svg:y="0.0197in">
              <draw:object draw:notify-on-update-of-ranges="Arkusz1.A4:Arkusz1.A15 Arkusz1.B3:Arkusz1.B3 Arkusz1.B4:Arkusz1.B15 Arkusz1.C3:Arkusz1.C3 Arkusz1.C4:Arkusz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iesiąc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styczeń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uty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rzec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kwiecień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j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zerwiec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ipiec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ierpień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wrzesień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październik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listopad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grudzień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usz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6:04</dc:date>
    <meta:editing-duration>PT01H24M27S</meta:editing-duration>
    <meta:editing-cycles>16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Arkusz1.A3:Arkusz1.C15" chart:data-source-has-labels="both" svg:x="0.269cm" svg:y="0.218cm" svg:width="9.776cm" svg:height="10.267cm">
          <chart:axis chart:dimension="x" chart:name="primary-x" chart:style-name="ch4">
            <chart:title svg:x="4.905cm" svg:y="10.131cm" chart:style-name="ch5">
              <text:p>Miesiąc</text:p>
            </chart:title>
            <chart:categories table:cell-range-address="Arkusz1.A4:Arkusz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Arkusz1.B4:Arkusz1.B15" chart:label-cell-address="Arkusz1.B3:Arkusz1.B3" chart:class="chart:bar">
            <chart:data-point chart:repeated="12"/>
          </chart:series>
          <chart:series chart:style-name="ch10" chart:values-cell-range-address="Arkusz1.C4:Arkusz1.C15" chart:label-cell-address="Arkusz1.C3:Arkusz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rkusz1.B3:Arkusz1.B3">2014</text:p>
              </table:table-cell>
              <table:table-cell office:value-type="string">
                <text:p text:id="Arkusz1.C3:Arkusz1.C3">2015</text:p>
              </table:table-cell>
            </table:table-row>
          </table:table-header-rows>
          <table:table-rows>
            <table:table-row>
              <table:table-cell office:value-type="string">
                <text:p text:id="Arkusz1.A4:Arkusz1.A15">styczeń </text:p>
              </table:table-cell>
              <table:table-cell office:value-type="float" office:value="20">
                <text:p text:id="Arkusz1.B4:Arkusz1.B15">20</text:p>
              </table:table-cell>
              <table:table-cell office:value-type="float" office:value="24">
                <text:p text:id="Arkusz1.C4:Arkusz1.C15">24</text:p>
              </table:table-cell>
            </table:table-row>
            <table:table-row>
              <table:table-cell office:value-type="string">
                <text:p>luty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zec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kwiecień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j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czerwiec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lipiec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ierpień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wrzesień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październik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listopad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